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formel</text:p>
          </table:table-cell>
          <table:table-cell office:value-type="string" calcext:value-type="string">
            <text:p>unsicherheitformel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unsicherheit</text:p>
          </table:table-cell>
          <table:table-cell office:value-type="string" calcext:value-type="string">
            <text:p>einhe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igung </text:p>
          </table:table-cell>
          <table:table-cell office:value-type="string" calcext:value-type="string">
            <text:p>P_mittel/U_eff/I_eff</text:p>
          </table:table-cell>
          <table:table-cell office:value-type="string" calcext:value-type="string">
            <text:p>fortpf.</text:p>
          </table:table-cell>
          <table:table-cell table:style-name="ce1" office:value-type="float" office:value="0.734749647690834" calcext:value-type="float">
            <text:p>0,734749647690834</text:p>
          </table:table-cell>
          <table:table-cell table:style-name="ce1" office:value-type="float" office:value="0.0069370819055423" calcext:value-type="float">
            <text:p>0,0069370819055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hasenwinkel spule</text:p>
          </table:table-cell>
          <table:table-cell office:value-type="string" calcext:value-type="string">
            <text:p>arccos (m)</text:p>
          </table:table-cell>
          <table:table-cell office:value-type="string" calcext:value-type="string">
            <text:p>|-(1-m^2)^-1/2|</text:p>
          </table:table-cell>
          <table:table-cell table:formula="of:=ACOS([.E2])" office:value-type="float" office:value="0.745498786614369" calcext:value-type="float">
            <text:p>0,745498786614369</text:p>
          </table:table-cell>
          <table:table-cell table:formula="of:=ABS(-1/SQRT(1-[.E2]^2))*[.F2]" office:value-type="float" office:value="0.0102265803165388" calcext:value-type="float">
            <text:p>0,010226580316539</text:p>
          </table:table-cell>
          <table:table-cell office:value-type="string" calcext:value-type="string">
            <text:p>rad</text:p>
          </table:table-cell>
          <table:table-cell table:formula="of:=[.E3]/2/PI()*360" office:value-type="float" office:value="42.7139341051273" calcext:value-type="float">
            <text:p>42,7139341051273</text:p>
          </table:table-cell>
          <table:table-cell table:formula="of:=[.F3]/2/PI()*360" office:value-type="float" office:value="0.585939890989234" calcext:value-type="float">
            <text:p>0,585939890989234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cheinwiderstand</text:p>
          </table:table-cell>
          <table:table-cell office:value-type="string" calcext:value-type="string">
            <text:p>U/I Graph</text:p>
          </table:table-cell>
          <table:table-cell/>
          <table:table-cell table:style-name="ce1" office:value-type="float" office:value="30.7432758122048" calcext:value-type="float">
            <text:p>30,7432758122048</text:p>
          </table:table-cell>
          <table:table-cell table:style-name="ce1" office:value-type="float" office:value="0.490928014317265" calcext:value-type="float">
            <text:p>0,490928014317265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reisfrequenz steckdose</text:p>
          </table:table-cell>
          <table:table-cell office:value-type="string" calcext:value-type="string">
            <text:p>50 Hz</text:p>
          </table:table-cell>
          <table:table-cell/>
          <table:table-cell table:formula="of:=2*PI()*50" office:value-type="float" office:value="314.159265358979" calcext:value-type="float">
            <text:p>314,15926535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sei als konstant anzusehe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nduktivität</text:p>
          </table:table-cell>
          <table:table-cell office:value-type="string" calcext:value-type="string">
            <text:p>|Z| / w sin(phi)</text:p>
          </table:table-cell>
          <table:table-cell office:value-type="string" calcext:value-type="string">
            <text:p>sqrt(</text:p>
          </table:table-cell>
          <table:table-cell table:formula="of:=[.E4] /[.E5]*SIN([.E3])" office:value-type="float" office:value="0.0663814381805326" calcext:value-type="float">
            <text:p>0,066381438180533</text:p>
          </table:table-cell>
          <table:table-cell table:formula="of:=SQRT(([.F4]/[.E5] * SIN([.E3]))^2 + ([.E4]/[.E5]*COS([.E3])*[.F3])^2)" office:value-type="float" office:value="0.0012900866825901" calcext:value-type="float">
            <text:p>0,00129008668259</text:p>
          </table:table-cell>
          <table:table-cell office:value-type="string" calcext:value-type="string">
            <text:p>Henr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[ u(|Z|) / w sin(phi)]^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+[|Z|/ w cos(phi) u(phi)]^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Wirkwiderstand</text:p>
          </table:table-cell>
          <table:table-cell office:value-type="string" calcext:value-type="string">
            <text:p>|Z| cos(phi)</text:p>
          </table:table-cell>
          <table:table-cell office:value-type="string" calcext:value-type="string">
            <text:p>Sqrt((u(|Z|) * cos(phi))^2 + (|Z|* -sin(phi) * u(phi))^2)</text:p>
          </table:table-cell>
          <table:table-cell table:formula="of:=[.E4]*COS([.E3])" office:value-type="float" office:value="22.5886110718796" calcext:value-type="float">
            <text:p>22,5886110718796</text:p>
          </table:table-cell>
          <table:table-cell table:formula="of:=SQRT(([.F4]*COS([.E3]))^2 + (-SIN([.E3]) * [.E4]*[.F3])^2)" office:value-type="float" office:value="0.41904011959352" calcext:value-type="float">
            <text:p>0,41904011959352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igung Leistung</text:p>
          </table:table-cell>
          <table:table-cell office:value-type="string" calcext:value-type="string">
            <text:p>P /U_eff/I_eff</text:p>
          </table:table-cell>
          <table:table-cell/>
          <table:table-cell table:style-name="ce1" office:value-type="float" office:value="0.603480468688025" calcext:value-type="float">
            <text:p>0,603480468688025</text:p>
          </table:table-cell>
          <table:table-cell table:style-name="ce1" office:value-type="float" office:value="0.00396761291938418" calcext:value-type="float">
            <text:p>0,0039676129193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hasenwinkel kondensator</text:p>
          </table:table-cell>
          <table:table-cell office:value-type="string" calcext:value-type="string">
            <text:p>-arccos(m)</text:p>
          </table:table-cell>
          <table:table-cell office:value-type="string" calcext:value-type="string">
            <text:p>|-(1-m^2)^-1/2|</text:p>
          </table:table-cell>
          <table:table-cell table:formula="of:=-ACOS([.E15])" office:value-type="float" office:value="-0.922937497211942" calcext:value-type="float">
            <text:p>-0,922937497211942</text:p>
          </table:table-cell>
          <table:table-cell table:formula="of:=ABS(-1/SQRT(1-[.E15]^2))*[.F15]" office:value-type="float" office:value="0.00497582578708954" calcext:value-type="float">
            <text:p>0,00497582578709</text:p>
          </table:table-cell>
          <table:table-cell office:value-type="string" calcext:value-type="string">
            <text:p>rad</text:p>
          </table:table-cell>
          <table:table-cell table:formula="of:=[.E16]/2/PI()*360" office:value-type="float" office:value="-52.8804233446115" calcext:value-type="float">
            <text:p>-52,8804233446115</text:p>
          </table:table-cell>
          <table:table-cell table:formula="of:=[.F16]/2/PI()*360" office:value-type="float" office:value="0.285093817192592" calcext:value-type="float">
            <text:p>0,285093817192592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negativ weil kondensator phasenverschiebung entgegengesetzt von spule</text:p>
          </table:table-cell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cheinwiderstand</text:p>
          </table:table-cell>
          <table:table-cell office:value-type="string" calcext:value-type="string">
            <text:p>U/I Graph</text:p>
          </table:table-cell>
          <table:table-cell/>
          <table:table-cell table:style-name="ce1" office:value-type="float" office:value="39.9474287254836" calcext:value-type="float">
            <text:p>39,9474287254836</text:p>
          </table:table-cell>
          <table:table-cell table:style-name="ce1" office:value-type="float" office:value="0.410484682700937" calcext:value-type="float">
            <text:p>0,410484682700937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apazität</text:p>
          </table:table-cell>
          <table:table-cell office:value-type="string" calcext:value-type="string">
            <text:p>1/w 1/(wL - |Z| sin(phi))</text:p>
          </table:table-cell>
          <table:table-cell office:value-type="string" calcext:value-type="string">
            <text:p>1/w * sqrt(sum(a_i^2))</text:p>
          </table:table-cell>
          <table:table-cell table:formula="of:=1/[.E5] * 1/([.E5]*[.E6]-[.E17]*SIN([.E16]))" office:value-type="float" office:value="0.000060391722142094" calcext:value-type="float">
            <text:p>6,0391722142094E-05</text:p>
          </table:table-cell>
          <table:table-cell table:formula="of:=1/[.E5] * SQRT(([.F19]*[.F6])^2+([.F20]*[.F17])^2 + ([.F21]*[.F16])^2)" office:value-type="float" office:value="0.000000612524788132803" calcext:value-type="float">
            <text:p>6,12524788132803E-07</text:p>
          </table:table-cell>
          <table:table-cell office:value-type="string" calcext:value-type="string">
            <text:p>Farrad</text:p>
          </table:table-cell>
          <table:table-cell table:formula="of:=[.E18]*1000" office:value-type="float" office:value="0.060391722142094" calcext:value-type="float">
            <text:p>0,060391722142094</text:p>
          </table:table-cell>
          <table:table-cell table:formula="of:=[.F18]*1000" office:value-type="float" office:value="0.000612524788132803" calcext:value-type="float">
            <text:p>0,0006125247881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w/(wL-|Z|sin<text:span text:style-name="T1">(</text:span>phi<text:span text:style-name="T1">)</text:span>)^2</text:p>
          </table:table-cell>
          <table:table-cell/>
          <table:table-cell table:formula="of:=-[.E5]/[.F23]" office:value-type="float" office:value="-0.113084855259895" calcext:value-type="float">
            <text:p>-0,1130848552598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(phi)/(wL-|Z|sin<text:span text:style-name="T1">(</text:span>phi<text:span text:style-name="T1">)</text:span>)^2</text:p>
          </table:table-cell>
          <table:table-cell/>
          <table:table-cell table:formula="of:=SIN([.E16])/[.F23]" office:value-type="float" office:value="-0.000287024324196872" calcext:value-type="float">
            <text:p>-0,0002870243241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|Z|cos(phi)/(wL-|Z|sin<text:span text:style-name="T1">(</text:span>phi<text:span text:style-name="T1">)</text:span>)^2</text:p>
          </table:table-cell>
          <table:table-cell/>
          <table:table-cell table:formula="of:=[.E17]*COS([.E16])/[.F23]" office:value-type="float" office:value="0.00867773979104221" calcext:value-type="float">
            <text:p>0,00867773979104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(wL-|Z|sin<text:span text:style-name="T1">(</text:span>phi<text:span text:style-name="T1">)</text:span>)^2</text:p>
          </table:table-cell>
          <table:table-cell/>
          <table:table-cell table:formula="of:=([.E5]*[.E6]-[.E17]*SIN([.E16]))^2" office:value-type="float" office:value="2778.08433885305" calcext:value-type="float">
            <text:p>2778,0843388530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Wirkwiderstand</text:p>
          </table:table-cell>
          <table:table-cell office:value-type="string" calcext:value-type="string">
            <text:p>|Z| cos(phi)</text:p>
          </table:table-cell>
          <table:table-cell office:value-type="string" calcext:value-type="string">
            <text:p>Sqrt((u(|Z|) * cos(phi))^2 + (|Z|* -sin(phi) * u(phi))^2)</text:p>
          </table:table-cell>
          <table:table-cell table:formula="of:=[.E17]*COS([.E16])" office:value-type="float" office:value="24.1074930101363" calcext:value-type="float">
            <text:p>24,1074930101363</text:p>
          </table:table-cell>
          <table:table-cell table:formula="of:=SQRT(([.F17]*COS([.E16]))^2 + (-SIN([.E16]) * [.E17]*[.F16])^2)" office:value-type="float" office:value="0.294084862372326" calcext:value-type="float">
            <text:p>0,294084862372326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spu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qrt(R^2 + (wL)^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Z|^2</text:p>
          </table:table-cell>
          <table:table-cell office:value-type="string" calcext:value-type="string">
            <text:p>R^2 + (wL)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wL)^2</text:p>
          </table:table-cell>
          <table:table-cell office:value-type="string" calcext:value-type="string">
            <text:p>|Z|^2 – R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w sqrt(|Z|^2 – R^2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bei ist der Wirkwiderstand mit dem Scheinwiderstand durch folgende Korrelation verknüpf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 = |Z| cos(phi)</text:p>
          </table:table-cell>
          <table:table-cell/>
          <table:table-cell office:value-type="string" calcext:value-type="string">
            <text:p>Cos^2 = 1- sin^2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w <text:s/>sqrt(|Z|^2 - |Z|^2 (1-sin^2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Z|/w sin(phi)</text:p>
          </table:table-cell>
          <table:table-cell/>
          <table:table-cell office:value-type="string" calcext:value-type="string">
            <text:p>W = 50 Hz</text:p>
          </table:table-cell>
          <table:table-cell office:value-type="string" calcext:value-type="string">
            <text:p>|Z| Steigung aus Fi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hwingkre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qrt(R^2 + (wL – 1/(wC))^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Z|^2</text:p>
          </table:table-cell>
          <table:table-cell office:value-type="string" calcext:value-type="string">
            <text:p>R^2 + (wL – 1/(wC))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Z|^2 – R^2</text:p>
          </table:table-cell>
          <table:table-cell office:value-type="string" calcext:value-type="string">
            <text:p>(wL – 1/(wC))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qrt(|Z|^2 – R^2))</text:p>
          </table:table-cell>
          <table:table-cell office:value-type="string" calcext:value-type="string">
            <text:p>WL – 1/(w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L - sqrt(|Z|^2 – R^2))</text:p>
          </table:table-cell>
          <table:table-cell office:value-type="string" calcext:value-type="string">
            <text:p>1/(w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1/(WL - sqrt(|Z|^2 – R^2)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/w 1/(WL - sqrt(|Z|^2 – R^2)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eder ist R = |Z| cos(phi)</text:p>
          </table:table-cell>
          <table:table-cell/>
          <table:table-cell office:value-type="string" calcext:value-type="string">
            <text:p>Cos^2 = 1-sin^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/w 1/(wL - |Z| sin(phi))</text:p>
          </table:table-cell>
          <table:table-cell table:number-columns-repeated="2"/>
          <table:table-cell office:value-type="string" calcext:value-type="string">
            <text:p>1/w * sqrt(sumSquared{</text:p>
          </table:table-cell>
          <table:table-cell office:value-type="string" calcext:value-type="string">
            <text:p>-w/(wL-|Z|sin<text:span text:style-name="T1">(</text:span>phi<text:span text:style-name="T1">)</text:span>)^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n(phi)/(wL-|Z|sin<text:span text:style-name="T1">(</text:span>phi<text:span text:style-name="T1">)</text:span>)^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|Z|cos(phi)/(wL-|Z|sin<text:span text:style-name="T1">(</text:span>phi<text:span text:style-name="T1">)</text:span>)^2</text:p>
          </table:table-cell>
          <table:table-cell office:value-type="string" calcext:value-type="string">
            <text:p>}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8:30:21.898000000</meta:creation-date>
    <dc:date>2018-01-16T23:28:54.296000000</dc:date>
    <meta:editing-duration>PT1H8M5S</meta:editing-duration>
    <meta:editing-cycles>6</meta:editing-cycles>
    <meta:generator>LibreOffice/5.3.6.1$Windows_x86 LibreOffice_project/686f202eff87ef707079aeb7f485847613344eb7</meta:generator>
    <meta:document-statistic meta:table-count="1" meta:cell-count="142" meta:object-count="0"/>
    <meta:user-defined meta:name="qrichtext">1</meta:user-defined>
  </office:meta>
</office:document-meta>
</file>